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Text_20_body">
      <style:text-properties style:font-name="Liberation Serif1"/>
    </style:style>
    <style:style style:name="P7" style:family="paragraph" style:parent-style-name="Text_20_body">
      <style:text-properties style:font-name="Liberation Serif1" officeooo:rsid="003477c6" officeooo:paragraph-rsid="003477c6"/>
    </style:style>
    <style:style style:name="P8" style:family="paragraph" style:parent-style-name="Contents_20_1">
      <style:text-properties fo:language="en" fo:country="CA" officeooo:paragraph-rsid="002048db"/>
    </style:style>
    <style:style style:name="P9" style:family="paragraph" style:parent-style-name="Contents_20_1">
      <style:text-properties fo:language="en" fo:country="CA" officeooo:rsid="002048db" officeooo:paragraph-rsid="002048db"/>
    </style:style>
    <style:style style:name="P10" style:family="paragraph" style:parent-style-name="Contents_20_1">
      <style:text-properties fo:language="en" fo:country="CA" officeooo:rsid="00232eb6" officeooo:paragraph-rsid="00232eb6"/>
    </style:style>
    <style:style style:name="P11" style:family="paragraph" style:parent-style-name="Contents_20_1">
      <style:text-properties style:font-name="Liberation Serif" fo:font-weight="bold" style:font-weight-asian="bold" style:font-weight-complex="bold"/>
    </style:style>
    <style:style style:name="P12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3" style:family="paragraph" style:parent-style-name="Contents_20_1">
      <style:text-properties style:font-name="Liberation Serif" officeooo:rsid="002ddf33" officeooo:paragraph-rsid="002ddf33"/>
    </style:style>
    <style:style style:name="P14" style:family="paragraph" style:parent-style-name="Contents_20_1">
      <style:text-properties style:font-name="Liberation Serif" officeooo:rsid="002fc7d1" officeooo:paragraph-rsid="002fc7d1"/>
    </style:style>
    <style:style style:name="P15" style:family="paragraph" style:parent-style-name="Contents_20_1">
      <style:text-properties style:font-name="Liberation Serif" officeooo:rsid="002d74b7" officeooo:paragraph-rsid="002d74b7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Table_20_Contents">
      <style:text-properties officeooo:rsid="003135e9" officeooo:paragraph-rsid="003135e9"/>
    </style:style>
    <style:style style:name="P18" style:family="paragraph" style:parent-style-name="Contents_20_1" style:list-style-name="L1">
      <style:text-properties fo:language="en" fo:country="CA" officeooo:rsid="002048db" officeooo:paragraph-rsid="002048db"/>
    </style:style>
    <style:style style:name="P19" style:family="paragraph" style:parent-style-name="Contents_20_1" style:list-style-name="L2">
      <style:text-properties fo:language="en" fo:country="CA" officeooo:rsid="002048db" officeooo:paragraph-rsid="002048db"/>
    </style:style>
    <style:style style:name="P20" style:family="paragraph" style:parent-style-name="Contents_20_1" style:list-style-name="L3">
      <style:text-properties fo:language="en" fo:country="CA" officeooo:rsid="002048db" officeooo:paragraph-rsid="002048db"/>
    </style:style>
    <style:style style:name="P21" style:family="paragraph" style:parent-style-name="Contents_20_1" style:list-style-name="L2">
      <style:text-properties fo:language="en" fo:country="CA" officeooo:paragraph-rsid="002048db"/>
    </style:style>
    <style:style style:name="P22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23" style:family="paragraph" style:parent-style-name="Contents_20_1" style:list-style-name="L3">
      <style:text-properties style:font-name="Times New Roman" fo:language="en" fo:country="CA" officeooo:paragraph-rsid="002048db"/>
    </style:style>
    <style:style style:name="P24" style:family="paragraph" style:parent-style-name="Contents_20_1" style:list-style-name="L4">
      <style:text-properties style:font-name="Liberation Serif"/>
    </style:style>
    <style:style style:name="P25" style:family="paragraph" style:parent-style-name="Contents_20_1" style:list-style-name="L4">
      <style:text-properties style:font-name="Liberation Serif" officeooo:rsid="002ddf33" officeooo:paragraph-rsid="002ddf33"/>
    </style:style>
    <style:style style:name="P26" style:family="paragraph" style:parent-style-name="Contents_20_1" style:list-style-name="L6">
      <style:text-properties style:font-name="Liberation Serif" officeooo:rsid="002ddf33" officeooo:paragraph-rsid="002ddf33"/>
    </style:style>
    <style:style style:name="P27" style:family="paragraph" style:parent-style-name="Contents_20_1" style:list-style-name="L7">
      <style:text-properties style:font-name="Liberation Serif" officeooo:rsid="002ddf33" officeooo:paragraph-rsid="002ddf33"/>
    </style:style>
    <style:style style:name="P28" style:family="paragraph" style:parent-style-name="Contents_20_1" style:list-style-name="L8">
      <style:text-properties style:font-name="Liberation Serif" officeooo:rsid="002ddf33" officeooo:paragraph-rsid="002ddf33"/>
    </style:style>
    <style:style style:name="P29" style:family="paragraph" style:parent-style-name="Contents_20_1" style:list-style-name="L5">
      <style:text-properties style:font-name="Liberation Serif"/>
    </style:style>
    <style:style style:name="P30" style:family="paragraph" style:parent-style-name="Contents_20_1" style:list-style-name="L7">
      <style:text-properties style:font-name="Liberation Serif" officeooo:rsid="002b4e8d" officeooo:paragraph-rsid="002ddf33"/>
    </style:style>
    <style:style style:name="P31" style:family="paragraph" style:parent-style-name="Contents_20_1" style:list-style-name="L8">
      <style:text-properties style:font-name="Liberation Serif" officeooo:rsid="002b4e8d" officeooo:paragraph-rsid="002ddf33"/>
    </style:style>
    <style:style style:name="P32" style:family="paragraph" style:parent-style-name="Contents_20_1" style:list-style-name="L8">
      <style:text-properties style:font-name="Liberation Serif" officeooo:rsid="002f09c5" officeooo:paragraph-rsid="002f09c5"/>
    </style:style>
    <style:style style:name="P33" style:family="paragraph" style:parent-style-name="Contents_20_1" style:list-style-name="L9"/>
    <style:style style:name="P34" style:family="paragraph" style:parent-style-name="Contents_20_1" style:list-style-name="L9">
      <style:text-properties officeooo:paragraph-rsid="003477c6"/>
    </style:style>
    <style:style style:name="P35" style:family="paragraph" style:parent-style-name="Contents_20_1" style:list-style-name="L9">
      <style:text-properties officeooo:paragraph-rsid="003135e9"/>
    </style:style>
    <style:style style:name="P36" style:family="paragraph" style:parent-style-name="Contents_20_1" style:list-style-name="L9">
      <style:text-properties officeooo:rsid="00354a34" officeooo:paragraph-rsid="00354a34"/>
    </style:style>
    <style:style style:name="P37" style:family="paragraph" style:parent-style-name="Contents_20_1" style:list-style-name="L9">
      <style:text-properties officeooo:rsid="003477c6" officeooo:paragraph-rsid="003477c6"/>
    </style:style>
    <style:style style:name="P38" style:family="paragraph" style:parent-style-name="Contents_20_1" style:list-style-name="L9">
      <style:text-properties officeooo:rsid="00367949" officeooo:paragraph-rsid="00367949"/>
    </style:style>
    <style:style style:name="P39" style:family="paragraph" style:parent-style-name="Heading_20_1">
      <style:text-properties style:font-name="Times New Roman" fo:language="en" fo:country="CA"/>
    </style:style>
    <style:style style:name="P40" style:family="paragraph" style:parent-style-name="Heading_20_1">
      <style:text-properties style:font-name="Times New Roman" fo:language="en" fo:country="CA" officeooo:rsid="002452b3" officeooo:paragraph-rsid="002452b3"/>
    </style:style>
    <style:style style:name="P41" style:family="paragraph" style:parent-style-name="Heading_20_1">
      <style:text-properties style:font-name="Liberation Serif"/>
    </style:style>
    <style:style style:name="P42" style:family="paragraph" style:parent-style-name="Heading_20_1">
      <style:paragraph-properties fo:line-height="100%"/>
      <style:text-properties style:font-name="Liberation Serif" fo:language="en" fo:country="CA"/>
    </style:style>
    <style:style style:name="P43" style:family="paragraph" style:parent-style-name="Heading_20_1">
      <style:text-properties style:font-name="Liberation Serif1"/>
    </style:style>
    <style:style style:name="P44" style:family="paragraph" style:parent-style-name="Heading_20_1">
      <style:text-properties style:font-name="Liberation Serif1" officeooo:rsid="003c65b0" officeooo:paragraph-rsid="003c65b0"/>
    </style:style>
    <style:style style:name="P45" style:family="paragraph" style:parent-style-name="Heading_20_1">
      <style:paragraph-properties fo:break-before="page"/>
      <style:text-properties style:font-name="Liberation Serif1"/>
    </style:style>
    <style:style style:name="P46" style:family="paragraph" style:parent-style-name="Heading_20_1">
      <style:paragraph-properties fo:margin-top="0cm" fo:margin-bottom="0.046cm" loext:contextual-spacing="false"/>
      <style:text-properties style:font-name="Liberation Serif1" officeooo:rsid="004106a6" officeooo:paragraph-rsid="004106a6"/>
    </style:style>
    <style:style style:name="P47" style:family="paragraph" style:parent-style-name="Standard" style:list-style-name="L10"/>
    <style:style style:name="P48" style:family="paragraph" style:parent-style-name="Standard" style:list-style-name="L10">
      <style:text-properties officeooo:rsid="003c65b0" officeooo:paragraph-rsid="003c65b0"/>
    </style:style>
    <style:style style:name="P49" style:family="paragraph" style:parent-style-name="Text_20_body">
      <style:text-properties style:font-name="Liberation Serif1" officeooo:rsid="003e15da" officeooo:paragraph-rsid="003e15da"/>
    </style:style>
    <style:style style:name="P50" style:family="paragraph" style:parent-style-name="Text_20_body">
      <style:paragraph-properties fo:margin-top="0cm" fo:margin-bottom="0.046cm" loext:contextual-spacing="false"/>
      <style:text-properties style:font-name="Liberation Serif1" officeooo:rsid="003e15da" officeooo:paragraph-rsid="003e15da"/>
    </style:style>
    <style:style style:name="P51" style:family="paragraph" style:parent-style-name="Text_20_body" style:list-style-name="L11">
      <style:paragraph-properties fo:margin-top="0cm" fo:margin-bottom="0.046cm" loext:contextual-spacing="false"/>
      <style:text-properties style:font-name="Liberation Serif1" officeooo:rsid="003e15da" officeooo:paragraph-rsid="003e15da"/>
    </style:style>
    <style:style style:name="P52" style:family="paragraph" style:parent-style-name="Text_20_body" style:list-style-name="L12">
      <style:paragraph-properties fo:margin-top="0cm" fo:margin-bottom="0.046cm" loext:contextual-spacing="false"/>
      <style:text-properties style:font-name="Liberation Serif1" officeooo:rsid="003e15da" officeooo:paragraph-rsid="003e15da"/>
    </style:style>
    <style:style style:name="P53" style:family="paragraph" style:parent-style-name="Text_20_body" style:list-style-name="L13">
      <style:paragraph-properties fo:margin-top="0cm" fo:margin-bottom="0.046cm" loext:contextual-spacing="false"/>
      <style:text-properties style:font-name="Liberation Serif1" officeooo:rsid="003e15da" officeooo:paragraph-rsid="003e15da"/>
    </style:style>
    <style:style style:name="P54" style:family="paragraph" style:parent-style-name="Text_20_body" style:list-style-name="L14">
      <style:paragraph-properties fo:margin-top="0cm" fo:margin-bottom="0.046cm" loext:contextual-spacing="false"/>
      <style:text-properties style:font-name="Liberation Serif1" officeooo:rsid="003e15da" officeooo:paragraph-rsid="003e15da"/>
    </style:style>
    <style:style style:name="P55" style:family="paragraph" style:parent-style-name="Text_20_body">
      <style:paragraph-properties fo:margin-top="0cm" fo:margin-bottom="0.046cm" loext:contextual-spacing="false"/>
      <style:text-properties style:font-name="Liberation Serif1" officeooo:rsid="003e9024" officeooo:paragraph-rsid="003e9024"/>
    </style:style>
    <style:style style:name="P56" style:family="paragraph" style:parent-style-name="Text_20_body" style:list-style-name="L11">
      <style:paragraph-properties fo:margin-top="0cm" fo:margin-bottom="0.046cm" loext:contextual-spacing="false"/>
      <style:text-properties officeooo:rsid="003e15da" officeooo:paragraph-rsid="003e15da"/>
    </style:style>
    <style:style style:name="P57" style:family="paragraph" style:parent-style-name="Text_20_body" style:list-style-name="L12">
      <style:paragraph-properties fo:margin-top="0cm" fo:margin-bottom="0.046cm" loext:contextual-spacing="false"/>
      <style:text-properties officeooo:rsid="003e15da" officeooo:paragraph-rsid="003e15da"/>
    </style:style>
    <style:style style:name="P58" style:family="paragraph" style:parent-style-name="Text_20_body">
      <style:paragraph-properties fo:margin-top="0cm" fo:margin-bottom="0.046cm" loext:contextual-spacing="false"/>
      <style:text-properties officeooo:rsid="004106a6" officeooo:paragraph-rsid="004106a6"/>
    </style:style>
    <style:style style:name="P59" style:family="paragraph" style:parent-style-name="Text_20_body" style:list-style-name="L15">
      <style:paragraph-properties fo:margin-top="0.101cm" fo:margin-bottom="0.146cm" loext:contextual-spacing="false"/>
      <style:text-properties officeooo:rsid="004106a6" officeooo:paragraph-rsid="004106a6"/>
    </style:style>
    <style:style style:name="P60" style:family="paragraph" style:parent-style-name="Text_20_body">
      <style:paragraph-properties fo:margin-top="0.101cm" fo:margin-bottom="0.146cm" loext:contextual-spacing="false"/>
      <style:text-properties officeooo:rsid="004200d6" officeooo:paragraph-rsid="004200d6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3363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135e9"/>
    </style:style>
    <style:style style:name="T16" style:family="text">
      <style:text-properties style:text-position="super 58%" officeooo:rsid="003135e9"/>
    </style:style>
    <style:style style:name="T17" style:family="text">
      <style:text-properties officeooo:rsid="003477c6"/>
    </style:style>
    <style:style style:name="T18" style:family="text">
      <style:text-properties officeooo:rsid="00367949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officeooo:rsid="003e15da"/>
    </style:style>
    <style:style style:name="T21" style:family="text">
      <style:text-properties style:font-name="Liberation Serif1" officeooo:rsid="003e9024"/>
    </style:style>
    <style:style style:name="T22" style:family="text">
      <style:text-properties style:font-name="Liberation Serif1" officeooo:rsid="004106a6"/>
    </style:style>
    <style:style style:name="T23" style:family="text">
      <style:text-properties style:font-name="Liberation Serif1" officeooo:rsid="0043589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210_565340487" text:style-name="Index_20_Link" text:visited-style-name="Index_20_Link">Sept 14, 2016<text:tab/>2</text:a></text:p>
          <text:p text:style-name="P16"><text:a xlink:type="simple" xlink:href="#__RefHeading__84_1940479205" text:style-name="Index_20_Link" text:visited-style-name="Index_20_Link">Sept 15, 2016<text:tab/>2</text:a></text:p>
          <text:p text:style-name="P16"><text:a xlink:type="simple" xlink:href="#__RefHeading__185_1156712743" text:style-name="Index_20_Link" text:visited-style-name="Index_20_Link">Sept 19, 2016<text:tab/>2</text:a></text:p>
          <text:p text:style-name="P16"><text:a xlink:type="simple" xlink:href="#__RefHeading__187_1156712743" text:style-name="Index_20_Link" text:visited-style-name="Index_20_Link">Oct 19, 2016<text:tab/>2</text:a></text:p>
          <text:p text:style-name="P16"><text:a xlink:type="simple" xlink:href="#__RefHeading__430_1156712743" text:style-name="Index_20_Link" text:visited-style-name="Index_20_Link">12 CBS tasks:<text:tab/>3</text:a></text:p>
          <text:p text:style-name="P16"><text:a xlink:type="simple" xlink:href="#__RefHeading___Toc209_1146988282" text:style-name="Index_20_Link" text:visited-style-name="Index_20_Link">Nov 7, 2016<text:tab/>3</text:a></text:p>
          <text:p text:style-name="P16"><text:a xlink:type="simple" xlink:href="#__RefHeading___Toc352_818278448" text:style-name="Index_20_Link" text:visited-style-name="Index_20_Link">Dec 14, 2016<text:tab/>4</text:a></text:p>
          <text:p text:style-name="P16"><text:a xlink:type="simple" xlink:href="#__RefHeading___Toc354_818278448" text:style-name="Index_20_Link" text:visited-style-name="Index_20_Link">October 11, 2017<text:tab/>5</text:a></text:p>
        </text:index-body>
      </text:table-of-content>
      <text:p text:style-name="P1"/>
      <text:p text:style-name="P2">Notes</text:p>
      <text:h text:style-name="P39" text:outline-level="1"><text:bookmark-start text:name="__RefHeading__210_565340487"/>Sept 14, 2016<text:bookmark-end text:name="__RefHeading__210_565340487"/></text:h>
      <text:p text:style-name="P8">Effect of music on cognition functioning – Does music enhance or impair cognitive functioning?</text:p>
      <text:p text:style-name="P8">Task: Cognitive task – something to measure cognitive capacity (SFT). </text:p>
      <text:list xml:id="list5620875927766152554" text:style-name="L1">
        <text:list-item>
          <text:p text:style-name="P18">To use EEG need <text:span text:style-name="T2">to have</text:span> minimal movement</text:p>
        </text:list-item>
        <text:list-item>
          <text:p text:style-name="P18">To use SFT need a RT task</text:p>
        </text:list-item>
      </text:list>
      <text:p text:style-name="P10">Could use a general task (WAIS, MMSE etc.) but using an SFT compatible task constrains us to a specific cognitive function. Less ambiguity</text:p>
      <text:p text:style-name="P10"/>
      <text:p text:style-name="P9">Have participants do the task under 2 conditions. (at two separate times?) - with music and without music</text:p>
      <text:list xml:id="list7128677706030750313" text:style-name="L2">
        <text:list-item>
          <text:p text:style-name="P19">what kind of music?</text:p>
          <text:list>
            <text:list-item>
              <text:p text:style-name="P19">Unfamiliar – without lyrics, upbeat</text:p>
              <text:p text:style-name="P21"/>
            </text:list-item>
          </text:list>
        </text:list-item>
      </text:list>
      <text:p text:style-name="P9">3 aspects to the experiment</text:p>
      <text:list xml:id="list6113376414554607146" text:style-name="L3">
        <text:list-item>
          <text:p text:style-name="P20">behavioural: are participants more likely to be affected by the music if they are higher on a personality trait </text:p>
          <text:list>
            <text:list-item>
              <text:p text:style-name="P20">introversion/extroversion</text:p>
            </text:list-item>
            <text:list-item>
              <text:p text:style-name="P20">anxiety</text:p>
            </text:list-item>
            <text:list-item>
              <text:p text:style-name="P20">etc</text:p>
            </text:list-item>
          </text:list>
        </text:list-item>
        <text:list-item>
          <text:p text:style-name="P20">EEG: Does the degree to which participants entrain to the music affect how well they do on the task</text:p>
          <text:list>
            <text:list-item>
              <text:p text:style-name="P20">Do participants do better if they are better at ignoring the task? - i.e. entrained in an 'anti-<text:span text:style-name="T6">phase' way</text:span></text:p>
            </text:list-item>
            <text:list-item>
              <text:p text:style-name="P22">Does distraction correlate with entrainment?</text:p>
            </text:list-item>
          </text:list>
        </text:list-item>
        <text:list-item>
          <text:p text:style-name="P23"><text:span text:style-name="T1">Systems factorial technology: using SFT to determine cognitive capacity under different music conditions </text:span><text:line-break/></text:p>
        </text:list-item>
      </text:list>
      <text:h text:style-name="P40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39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42" text:outline-level="1"><text:bookmark-start text:name="__RefHeading__187_1156712743"/>Oct 19, 2016<text:bookmark-end text:name="__RefHeading__187_1156712743"/></text:h>
      <text:p text:style-name="P11">Step 1: Behavioural Task </text:p>
      <text:list xml:id="list2460989362970523689" text:style-name="L4">
        <text:list-item>
          <text:p text:style-name="P24">investigate the relationship between music and CBS tasks first</text:p>
          <text:list>
            <text:list-item>
              <text:p text:style-name="P24">How do I expect music to affect the various CBS tasks?</text:p>
            </text:list-item>
            <text:list-item>
              <text:p text:style-name="P24">Why?</text:p>
            </text:list-item>
            <text:list-item>
              <text:p text:style-name="P24">Which types of music?</text:p>
            </text:list-item>
            <text:list-item>
              <text:p text:style-name="P24"><text:soft-page-break/>How do we expect the personality measure to relate?</text:p>
            </text:list-item>
            <text:list-item>
              <text:p text:style-name="P24">Do results relate to participant's general method of studying? (with/without music)</text:p>
            </text:list-item>
            <text:list-item>
              <text:p text:style-name="P25">Based on how the tasks load onto task-components from the Hampshire (2012) paper – does that relate to how music affects the task?</text:p>
            </text:list-item>
          </text:list>
        </text:list-item>
      </text:list>
      <text:p text:style-name="P11">Step 2: EEG task</text:p>
      <text:list xml:id="list5986048785873781555" text:style-name="L5">
        <text:list-item>
          <text:p text:style-name="P29">Based on the results of step 1 – take the music and CBS tasks that worked and repeat while collecting EEG</text:p>
        </text:list-item>
        <text:list-item>
          <text:p text:style-name="P29">Do the results replicate?</text:p>
        </text:list-item>
        <text:list-item>
          <text:p text:style-name="P29">What do I expect from the EEG? What differences in entrainment? Does this relate to participant's general method of studying? (with/without music)</text:p>
        </text:list-item>
      </text:list>
      <text:h text:style-name="P41" text:outline-level="1"><text:bookmark-start text:name="__RefHeading__430_1156712743"/>12 CBS tasks:<text:bookmark-end text:name="__RefHeading__430_1156712743"/></text:h>
      <text:p text:style-name="P15">How will the tasks be affected by music? (Hampshire, 2012)</text:p>
      <text:p text:style-name="P13">Tasks that load most onto <text:span text:style-name="T7">verbal memory </text:span>– <text:span text:style-name="T9">likely that</text:span> they'll be more affected by music with lyrics</text:p>
      <text:list xml:id="list7009770151810818732" text:style-name="L6">
        <text:list-item>
          <text:p text:style-name="P26">colour-word remapping</text:p>
          <text:list>
            <text:list-item>
              <text:p text:style-name="P26">stroop</text:p>
            </text:list-item>
          </text:list>
        </text:list-item>
        <text:list-item>
          <text:p text:style-name="P26">verbal reasoning</text:p>
          <text:list>
            <text:list-item>
              <text:p text:style-name="P26">grammatical reasoning</text:p>
            </text:list-item>
          </text:list>
        </text:list-item>
        <text:list-item>
          <text:p text:style-name="P26">digit span </text:p>
          <text:list>
            <text:list-item>
              <text:p text:style-name="P26">variant on verbal working memory of WAIS-R</text:p>
            </text:list-item>
          </text:list>
        </text:list-item>
      </text:list>
      <text:p text:style-name="P12">Reasoning –<text:span text:style-name="T14"> </text:span><text:span text:style-name="T13">what is my prediction?</text:span></text:p>
      <text:list xml:id="list6733427627033099827" text:style-name="L7">
        <text:list-item>
          <text:p text:style-name="P27">spatial planning</text:p>
          <text:list>
            <text:list-item>
              <text:p text:style-name="P27">executive function</text:p>
            </text:list-item>
          </text:list>
        </text:list-item>
        <text:list-item>
          <text:p text:style-name="P27">spatial rotation</text:p>
        </text:list-item>
        <text:list-item>
          <text:p text:style-name="P27">feature match</text:p>
          <text:list>
            <text:list-item>
              <text:p text:style-name="P27">attentional processing</text:p>
            </text:list-item>
          </text:list>
        </text:list-item>
        <text:list-item>
          <text:p text:style-name="P27">interlocking pentagons</text:p>
          <text:list>
            <text:list-item>
              <text:p text:style-name="P30">based on interlocking pentagons task used in the assessment of age related disorders</text:p>
            </text:list-item>
          </text:list>
        </text:list-item>
        <text:list-item>
          <text:p text:style-name="P27">deductive reasoning</text:p>
        </text:list-item>
      </text:list>
      <text:p text:style-name="P12">STM –<text:span text:style-name="T11"> </text:span><text:span text:style-name="T12">maybe tasks involving serial things will be affected by music in the same way that serial recall is?</text:span></text:p>
      <text:list xml:id="list8133029260595291530" text:style-name="L8">
        <text:list-item>
          <text:p text:style-name="P28">spatial span</text:p>
          <text:list>
            <text:list-item>
              <text:p text:style-name="P31">measures spatial short-term memory capacity</text:p>
            </text:list-item>
          </text:list>
        </text:list-item>
        <text:list-item>
          <text:p text:style-name="P28">visuospatial working memory</text:p>
          <text:list>
            <text:list-item>
              <text:p text:style-name="P32"><text:span text:style-name="T10">Patston et al, 2011</text:span> – did not find an effect of music in visuospatial search</text:p>
            </text:list-item>
          </text:list>
        </text:list-item>
        <text:list-item>
          <text:p text:style-name="P28">self-ordered search</text:p>
          <text:list>
            <text:list-item>
              <text:p text:style-name="P31">measure strategy during search behaviours</text:p>
            </text:list-item>
          </text:list>
        </text:list-item>
        <text:list-item>
          <text:p text:style-name="P28">paired associates</text:p>
          <text:list>
            <text:list-item>
              <text:p text:style-name="P31">variant of a paradigm used to assess memory impairments in aging clinical populations</text:p>
            </text:list-item>
          </text:list>
        </text:list-item>
      </text:list>
      <text:p text:style-name="P14"/>
      <text:p text:style-name="P14">Which tasks are most compatible with EEG? </text:p>
      <text:p text:style-name="P14"/>
      <text:h text:style-name="P43" text:outline-level="1"><text:bookmark-start text:name="__RefHeading___Toc209_1146988282"/>Nov 7, 2016<text:bookmark-end text:name="__RefHeading___Toc209_1146988282"/></text:h>
      <text:p text:style-name="P7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7">Lyrics </text:p>
          </table:table-cell>
          <table:table-cell table:style-name="Table1.A1" office:value-type="string">
            <text:p text:style-name="P17">No lyrics</text:p>
          </table:table-cell>
          <table:table-cell table:style-name="Table1.A1" office:value-type="string">
            <text:p text:style-name="P17">Silence</text:p>
          </table:table-cell>
          <table:table-cell table:style-name="Table1.E1" office:value-type="string">
            <text:p text:style-name="P17">Noise?</text:p>
          </table:table-cell>
        </table:table-row>
        <table:table-row>
          <table:table-cell table:style-name="Table1.A2" office:value-type="string">
            <text:p text:style-name="P17">Task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Task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Task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6"/>
      <text:list xml:id="list534578579391986530" text:style-name="L9">
        <text:list-item>
          <text:p text:style-name="P36">2 Factors</text:p>
          <text:list>
            <text:list-item>
              <text:p text:style-name="P36">task – 3 conditions</text:p>
            </text:list-item>
            <text:list-item>
              <text:p text:style-name="P36">music – 3/4 conditions</text:p>
            </text:list-item>
          </text:list>
        </text:list-item>
        <text:list-item>
          <text:p text:style-name="P33">Within participants </text:p>
          <text:list>
            <text:list-item>
              <text:p text:style-name="P34"># of participants needed? pilot a few and see how the effect sizes are – 30? </text:p>
            </text:list-item>
          </text:list>
        </text:list-item>
        <text:list-item>
          <text:p text:style-name="P33">3 tasks, 4 conditions </text:p>
          <text:list>
            <text:list-item>
              <text:p text:style-name="P33">Counterbalance 3 tasks, counterbalance 4 conditions </text:p>
            </text:list-item>
            <text:list-item>
              <text:p text:style-name="P34">Noise – scrambled music? </text:p>
            </text:list-item>
          </text:list>
        </text:list-item>
        <text:list-item>
          <text:p text:style-name="P36">They’ll have to do each task 3-4 times</text:p>
          <text:list>
            <text:list-item>
              <text:p text:style-name="P36">practice effects? - counterbalance </text:p>
            </text:list-item>
          </text:list>
        </text:list-item>
        <text:list-item>
          <text:p text:style-name="P33">Time? </text:p>
          <text:list>
            <text:list-item>
              <text:p text:style-name="P37">will depend on length of tests – can look at how long similar previous experiments have been</text:p>
            </text:list-item>
          </text:list>
        </text:list-item>
        <text:list-item>
          <text:p text:style-name="P33">Play music over speakers/headphones</text:p>
          <text:list>
            <text:list-item>
              <text:p text:style-name="P33">1 song on repeat <text:span text:style-name="T17">for each condition?</text:span></text:p>
            </text:list-item>
            <text:list-item>
              <text:p text:style-name="P35"><text:span text:style-name="T7">Lyrics</text:span> – <text:span text:style-name="T15">Americans: 150bpm, 20</text:span><text:span text:style-name="T16">th</text:span><text:span text:style-name="T15"> Century: 140bpm, Superman: 130bpm (minor)</text:span></text:p>
            </text:list-item>
            <text:list-item>
              <text:p text:style-name="P33"><text:span text:style-name="T8">N</text:span><text:span text:style-name="T7">o lyrics</text:span> – half life: 140bpm, Killing time: 100bpm, <text:span text:style-name="T15">Tonopah: 125bpm (dissonant/minor)</text:span></text:p>
            </text:list-item>
            <text:list-item>
              <text:p text:style-name="P37">noise condition might be super annoyin<text:span text:style-name="T18">g</text:span></text:p>
            </text:list-item>
          </text:list>
        </text:list-item>
        <text:list-item>
          <text:p text:style-name="P38">Questionnaire</text:p>
          <text:list>
            <text:list-item>
              <text:p text:style-name="P38">besides basic questionnaire and questions about music and studying what else should we ask?</text:p>
            </text:list-item>
          </text:list>
        </text:list-item>
      </text:list>
      <text:h text:style-name="P44" text:outline-level="1"><text:bookmark-start text:name="__RefHeading___Toc352_818278448"/>Dec 14, 2016<text:bookmark-end text:name="__RefHeading___Toc352_818278448"/></text:h>
      <text:p text:style-name="Standard">Things to do with speech data</text:p>
      <text:list xml:id="list8506970556796918416" text:style-name="L10">
        <text:list-item>
          <text:p text:style-name="P47">filter at 0.1 Hz </text:p>
        </text:list-item>
        <text:list-item>
          <text:p text:style-name="P48">overlay FFTs of 4 stimuli to see differences</text:p>
        </text:list-item>
        <text:list-item>
          <text:p text:style-name="P48">Create Epochs around stim markers</text:p>
        </text:list-item>
        <text:list-item>
          <text:p text:style-name="P48">investigate how to get phase information from different stim</text:p>
        </text:list-item>
        <text:list-item>
          <text:p text:style-name="P48">LOO classifier?</text:p>
        </text:list-item>
      </text:list>
      <text:h text:style-name="P45" text:outline-level="1"><text:bookmark-start text:name="__RefHeading___Toc354_818278448"/>October 11, 2017<text:bookmark-end text:name="__RefHeading___Toc354_818278448"/></text:h>
      <text:p text:style-name="P49">AD study with Adrian</text:p>
      <text:p text:style-name="P50">1. How do neural correlates of memory for music change with age?</text:p>
      <text:list xml:id="list2497383573722535511" text:style-name="L11">
        <text:list-item>
          <text:p text:style-name="P56"><text:span text:style-name="T20">B</text:span><text:span text:style-name="T19">OLD study</text:span></text:p>
        </text:list-item>
        <text:list-item>
          <text:p text:style-name="P51">Unfamiliar music – same as young adult study</text:p>
        </text:list-item>
        <text:list-item>
          <text:p text:style-name="P51">Familiar music - ??</text:p>
        </text:list-item>
      </text:list>
      <text:p text:style-name="P50">2. How can we use music to assess consciousness?</text:p>
      <text:list xml:id="list1725362318885295592" text:style-name="L12">
        <text:list-item>
          <text:p text:style-name="P52">If it has to do with narrative – use a song that we pick that they might be familiar with and has a narrative </text:p>
          <text:list>
            <text:list-item>
              <text:p text:style-name="P52">Beatles – when I’m 64</text:p>
            </text:list-item>
            <text:list-item>
              <text:p text:style-name="P52">from a musical</text:p>
            </text:list-item>
            <text:list-item>
              <text:p text:style-name="P57"><text:span text:style-name="T19">hymn </text:span><text:span text:style-name="T21">(morning has broken?)</text:span></text:p>
            </text:list-item>
          </text:list>
        </text:list-item>
        <text:list-item>
          <text:p text:style-name="P52">Does it have to do with familiarity? - is this even interesting? </text:p>
        </text:list-item>
      </text:list>
      <text:p text:style-name="P50">3. How does consciousness change as we age?</text:p>
      <text:list xml:id="list4121119577806093527" text:style-name="L13">
        <text:list-item>
          <text:p text:style-name="P53">Hitchcock movie in patients with AD</text:p>
        </text:list-item>
        <text:list-item>
          <text:p text:style-name="P53">Hitchcock movie in age matched controls</text:p>
        </text:list-item>
      </text:list>
      <text:p text:style-name="P50">4. Collect CBS data from AD and age matched controls</text:p>
      <text:list xml:id="list1789193149302306636" text:style-name="L14">
        <text:list-item>
          <text:p text:style-name="P54">approach this data analysis in the same way Kathleen &amp; Bobby are doing it in kids</text:p>
        </text:list-item>
        <text:list-item>
          <text:p text:style-name="P54">compare executive functioning to consciousness (Hitchcock movie)</text:p>
        </text:list-item>
      </text:list>
      <text:p text:style-name="P49"/>
      <text:p text:style-name="P50">NEED?</text:p>
      <text:p text:style-name="P50">One familiar song for BOLD</text:p>
      <text:p text:style-name="P50">one familiar song for ISS</text:p>
      <text:p text:style-name="P50">one for narrative</text:p>
      <text:p text:style-name="P50">Narrative song – get age range of residents, test it out at Christie Gardens</text:p>
      <text:p text:style-name="P55">use spouses as age matched controls?</text:p>
      <text:h text:style-name="P46" text:outline-level="1"/>
      <text:h text:style-name="P46" text:outline-level="1">November 14, 2017</text:h>
      <text:p text:style-name="P58"><text:span text:style-name="T19">Christie Gardens: mid-late 80s</text:span></text:p>
      <text:p text:style-name="P58"><text:span text:style-name="T19">born (1927-1932) 16yrs (1943-1948) </text:span></text:p>
      <text:p text:style-name="P58"><text:span text:style-name="T19">songs from the mid-late 40s</text:span></text:p>
      <text:p text:style-name="P58"><text:a xlink:type="simple" xlink:href="https://en.wikipedia.org/wiki/List_of_Billboard_number-one_singles_of_the_1940s" text:style-name="Internet_20_link" text:visited-style-name="Visited_20_Internet_20_Link"><text:span text:style-name="T19">https://en.wikipedia.org/wiki/List_of_Billboard_number-one_singles_of_the_1940s</text:span></text:a></text:p>
      <text:list xml:id="list444888798482769710" text:style-name="L15">
        <text:list-item>
          <text:p text:style-name="P59"><text:a xlink:type="simple" xlink:href="https://en.wikipedia.org/wiki/Bing_Crosby" text:style-name="Internet_20_link" text:visited-style-name="Visited_20_Internet_20_Link"><text:span text:style-name="T19">Bing Crosby</text:span></text:a><text:span text:style-name="T19"> had the highest number of hits at the top of the Billboard number-one singles chart during the 1940s (9 songs). In addition, Crosby remained the longest at the top of the Billboard number-one singles chart during the 1940s (55 weeks).</text:span></text:p>
        </text:list-item>
        <text:list-item>
          <text:p text:style-name="P59"><text:soft-page-break/><text:a xlink:type="simple" xlink:href="https://en.wikipedia.org/wiki/Jimmy_Dorsey" text:style-name="Internet_20_link" text:visited-style-name="Visited_20_Internet_20_Link"><text:span text:style-name="T19">Jimmy Dorsey</text:span></text:a><text:span text:style-name="T19"> remained at the top of the Billboard number-one singles chart for 32 weeks.</text:span></text:p>
        </text:list-item>
        <text:list-item>
          <text:p text:style-name="P59"><text:a xlink:type="simple" xlink:href="https://en.wikipedia.org/wiki/Glenn_Miller" text:style-name="Internet_20_link" text:visited-style-name="Visited_20_Internet_20_Link"><text:span text:style-name="T19">Glenn Miller</text:span></text:a><text:span text:style-name="T19"> remained at the top of the Billboard number-one singles chart for 31 weeks.</text:span></text:p>
        </text:list-item>
      </text:list>
      <text:p text:style-name="P60"><text:span text:style-name="T19"/></text:p>
      <text:p text:style-name="P60"><text:span text:style-name="T19">Hymns: </text:span><text:span text:style-name="T23">What denomination? </text:span></text:p>
      <text:p text:style-name="P60"><text:span text:style-name="T23">As of 1931, Roman Catholics were the largest religious body in Canada, with 4 million people. Following it were the United Church of Canada (including Methodists, Congregationalists and Presbyterians), with 2 million; the Anglican Church, with nearly 2 million; and the Presbyterian Church, with approximately 870,000. </text:span></text:p>
      <text:p text:style-name="P60"><text:span text:style-name="T23">Protestants held a slight majority in the country between 1871 and 1961. Despite Canada's large Roman Catholic population, this fact is confirmed by nine consecutive national census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7-11-14T13:14:25.013979000</dc:date>
    <meta:editing-duration>PT2H57M6S</meta:editing-duration>
    <meta:editing-cycles>34</meta:editing-cycles>
    <meta:generator>LibreOffice/5.2.3.3$MacOSX_X86_64 LibreOffice_project/d54a8868f08a7b39642414cf2c8ef2f228f780cf</meta:generator>
    <dc:creator>A Sternin</dc:creator>
    <meta:document-statistic meta:table-count="1" meta:image-count="0" meta:object-count="0" meta:page-count="6" meta:paragraph-count="145" meta:word-count="1113" meta:character-count="6419" meta:non-whitespace-character-count="5489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